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3.3 next to P00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Any gnd including bat – and vgn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0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01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style-name="ce1" office:value-type="string" calcext:value-type="string">
            <text:p>R00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R01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06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07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05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04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09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08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0 See Reference Image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03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02</text:p>
          </table:table-cell>
        </table:table-row>
        <table:table-row table:style-name="ro1">
          <table:table-cell office:value-type="string" calcext:value-type="string">
            <text:p><text:s text:c="264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1:02:32.608744263</meta:creation-date>
    <dc:date>2024-05-14T12:10:24.856510472</dc:date>
    <meta:editing-duration>PT1M54S</meta:editing-duration>
    <meta:editing-cycles>2</meta:editing-cycles>
    <meta:generator>LibreOffice/7.3.7.2$Linux_X86_64 LibreOffice_project/30$Build-2</meta:generator>
    <meta:document-statistic meta:table-count="1" meta:cell-count="31" meta:object-count="0"/>
  </office:meta>
</office:document-meta>
</file>